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4683000030CCC1090C6D.svm"/>
  <manifest:file-entry manifest:media-type="" manifest:full-path="Pictures/2000000B00003F5A0000303FC6FB9645.svm"/>
  <manifest:file-entry manifest:media-type="" manifest:full-path="Pictures/2000000B000038770000297EC28E1513.svm"/>
  <manifest:file-entry manifest:media-type="" manifest:full-path="Pictures/2000000B0000580000002B26730B5E94.svm"/>
  <manifest:file-entry manifest:media-type="" manifest:full-path="Pictures/2000000B00004B550000315A40E66B35.svm"/>
  <manifest:file-entry manifest:media-type="" manifest:full-path="Pictures/2000000B000054D50000381BC3C2BA9F.svm"/>
  <manifest:file-entry manifest:media-type="" manifest:full-path="Pictures/2000000B0000402D0000315AF5CE10B4.svm"/>
  <manifest:file-entry manifest:media-type="" manifest:full-path="Pictures/2000000B000045AF00002DC45D48F4A9.svm"/>
  <manifest:file-entry manifest:media-type="" manifest:full-path="Pictures/2000000B0000414700004F43A0E66E1A.svm"/>
  <manifest:file-entry manifest:media-type="" manifest:full-path="Pictures/2000000B000041B10000303FA24E023B.svm"/>
  <manifest:file-entry manifest:media-type="" manifest:full-path="Pictures/2000000B0000561300003FAFA5D31606.svm"/>
  <manifest:file-entry manifest:media-type="" manifest:full-path="Pictures/2000000B0000439F0000315A51383DB8.svm"/>
  <manifest:file-entry manifest:media-type="" manifest:full-path="Pictures/2000000B0000392700002A75768F4021.svm"/>
  <manifest:file-entry manifest:media-type="" manifest:full-path="Pictures/2000000B0000409700003A4F50818FC9.svm"/>
  <manifest:file-entry manifest:media-type="" manifest:full-path="Pictures/2000000B0000586A00003BB0A954310E.svm"/>
  <manifest:file-entry manifest:media-type="" manifest:full-path="Pictures/2000000B00003ECD0000297ECF5D8C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2" svg:font-family="Arial, Tahoma, Helvetica, FreeSans, sans-serif"/>
    <style:font-face style:name="Arial1" svg:font-family="Arial, sans-serif"/>
    <style:font-face style:name="Lato" svg:font-family="Lato, Arial, 'Helvetica Neue', Helvetica, sans-serif"/>
    <style:font-face style:name="Lato1" svg:font-family="Lato, Arial, Helvetica, sans-serif"/>
    <style:font-face style:name="Lucida Grande" svg:font-family="'Lucida Grande', 'Lucida Sans Unicode', Arial, sans-serif"/>
    <style:font-face style:name="Open Sans" svg:font-family="'Open Sans', Helvetica, Arial, Lucida, sans-serif"/>
    <style:font-face style:name="OpenSymbol" svg:font-family="OpenSymbol"/>
    <style:font-face style:name="Source Sans Pro" svg:font-family="'Source Sans Pro', Helvetica, sans-serif"/>
    <style:font-face style:name="arial" svg:font-family="arial, helvetica, clean, sans-serif"/>
    <style:font-face style:name="arial1" svg:font-family="arial, helvetica,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018cm solid #000000" style:writing-mode="lr-tb"/>
    </style:style>
    <style:style style:name="Tabla1.B1" style:family="table-cell">
      <style:table-cell-properties style:vertical-align="middle" fo:padding-left="0.191cm" fo:padding-right="0.191cm" fo:padding-top="0cm" fo:padding-bottom="0cm" fo:border="0.018cm solid #000000" style:writing-mode="lr-tb"/>
    </style:style>
    <style:style style:name="Tabla1.A2" style:family="table-cell">
      <style:table-cell-properties fo:padding-left="0.191cm" fo:padding-right="0.191cm" fo:padding-top="0cm" fo:padding-bottom="0cm" fo:border-left="0.018cm solid #000000" fo:border-right="none" fo:border-top="none" fo:border-bottom="0.018cm solid #000000" style:writing-mode="lr-tb"/>
    </style:style>
    <style:style style:name="Tabla1.C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8.44cm" fo:margin-left="0cm" table:align="left"/>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002cm solid #000000" style:writing-mode="lr-tb"/>
    </style:style>
    <style:style style:name="Tabla2.2" style:family="table-row">
      <style:table-row-properties style:row-height="1.52cm" style:use-optimal-row-height="false"/>
    </style:style>
    <style:style style:name="Tabla2.3" style:family="table-row">
      <style:table-row-properties style:row-height="1.397cm" style:use-optimal-row-height="false"/>
    </style:style>
    <style:style style:name="Tabla2.6" style:family="table-row">
      <style:table-row-properties style:row-height="1.381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fo:hyphenate="true" fo:hyphenation-remain-char-count="0" fo:hyphenation-push-char-count="0"/>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fo:hyphenation-remain-char-count="0" fo:hyphenation-push-char-count="0"/>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fo:hyphenation-remain-char-count="0" fo:hyphenation-push-char-count="0"/>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language="es" fo:country="MX" style:letter-kerning="false" style:font-name-asian="Calibri" style:language-asian="en" style:country-asian="US" style:font-name-complex="Times New Roman" style:language-complex="ar" style:country-complex="SA" fo:hyphenate="true" fo:hyphenation-remain-char-count="0" fo:hyphenation-push-char-count="0"/>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fo:hyphenation-remain-char-count="0" fo:hyphenation-push-char-count="0"/>
    </style:style>
    <style:style style:name="P6"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0" style:family="paragraph" style:parent-style-name="Standard">
      <style:paragraph-properties fo:margin-left="1.109cm" fo:margin-right="0cm" fo:text-align="end" style:justify-single-word="false" fo:text-indent="0cm" style:auto-text-indent="false">
        <style:tab-stops/>
      </style:paragraph-properties>
    </style:style>
    <style:style style:name="P11" style:family="paragraph" style:parent-style-name="Table_20_Contents">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3" style:family="paragraph" style:parent-style-name="Standard">
      <style:paragraph-properties fo:line-height="107%"/>
    </style:style>
    <style:style style:name="P14" style:family="paragraph" style:parent-style-name="Standard" style:list-style-name="L2"/>
    <style:style style:name="P15" style:family="paragraph" style:parent-style-name="Standard" style:list-style-name="L2">
      <style:text-properties style:font-name="Arial" fo:font-size="12pt" style:font-size-asian="12pt" style:font-size-complex="12pt"/>
    </style:style>
    <style:style style:name="P16"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fo:hyphenation-remain-char-count="0" fo:hyphenation-push-char-count="0"/>
    </style:style>
    <style:style style:name="P17" style:family="paragraph" style:parent-style-name="Text_20_body">
      <style:paragraph-properties fo:line-height="107%"/>
      <style:text-properties style:font-name="Arial1" fo:font-size="12pt"/>
    </style:style>
    <style:style style:name="P18" style:family="paragraph" style:parent-style-name="Text_20_body">
      <style:paragraph-properties fo:line-height="107%"/>
    </style:style>
    <style:style style:name="P19" style:family="paragraph" style:parent-style-name="Text_20_body">
      <style:paragraph-properties fo:margin-top="0cm" fo:margin-bottom="0cm"/>
    </style:style>
    <style:style style:name="P20" style:family="paragraph" style:parent-style-name="Text_20_body">
      <style:paragraph-properties fo:margin-top="0cm" fo:margin-bottom="0cm"/>
      <style:text-properties fo:color="#000000" style:font-name="Arial1"/>
    </style:style>
    <style:style style:name="P21" style:family="paragraph" style:parent-style-name="Text_20_body">
      <style:paragraph-properties fo:margin-top="0cm" fo:margin-bottom="0cm" fo:line-height="120%"/>
    </style:style>
    <style:style style:name="P22" style:family="paragraph" style:parent-style-name="Text_20_body">
      <style:paragraph-properties fo:margin-top="0cm" fo:margin-bottom="0cm"/>
      <style:text-properties style:font-name="Arial1"/>
    </style:style>
    <style:style style:name="P23"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style>
    <style:style style:name="P24" style:family="paragraph" style:parent-style-name="Text_20_body">
      <style:paragraph-properties fo:margin-left="0cm" fo:margin-right="0cm" fo:margin-top="0cm" fo:margin-bottom="0cm" fo:text-align="start" style:justify-single-word="false" fo:orphans="2" fo:widows="2" fo:text-indent="0cm" style:auto-text-indent="false" fo:background-color="#ffffff" fo:padding="0cm" fo:border="none">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5" style:family="paragraph" style:parent-style-name="Text_20_body">
      <style:paragraph-properties fo:margin-top="0cm" fo:margin-bottom="0.25cm" fo:line-height="120%"/>
      <style:text-properties fo:color="#000000" style:font-name="Arial1" fo:font-size="12pt"/>
    </style:style>
    <style:style style:name="T1" style:family="text">
      <style:text-properties style:font-name="Calibri" fo:font-size="6pt" fo:language="es" fo:country="MX" style:letter-kerning="false" style:font-name-asian="Calibri" style:font-size-asian="6pt" style:language-asian="es" style:country-asian="MX" style:font-name-complex="Times New Roman" style:font-size-complex="6pt" style:language-complex="ar" style:country-complex="SA"/>
    </style:style>
    <style:style style:name="T2" style:family="text">
      <style:text-properties fo:font-size="36pt" fo:language="es" fo:country="MX" style:font-size-asian="36pt" style:font-size-complex="36pt"/>
    </style:style>
    <style:style style:name="T3" style:family="text">
      <style:text-properties fo:font-size="36pt" style:font-size-asian="36pt" style:font-size-complex="36pt"/>
    </style:style>
    <style:style style:name="T4" style:family="text">
      <style:text-properties fo:language="es" fo:country="MX" style:language-asian="es" style:country-asian="MX" style:language-complex="ar" style:country-complex="SA"/>
    </style:style>
    <style:style style:name="T5" style:family="text">
      <style:text-properties fo:color="#000000" style:font-name="Cambria" fo:font-size="15pt" fo:font-style="italic" style:font-size-asian="15pt" style:font-style-asian="italic"/>
    </style:style>
    <style:style style:name="T6" style:family="text">
      <style:text-properties fo:color="#000000" style:font-name="Calibri" fo:font-size="26pt" style:font-size-asian="26pt"/>
    </style:style>
    <style:style style:name="T7" style:family="text">
      <style:text-properties fo:color="#000000" style:font-name="Arial" fo:font-size="12pt" fo:font-weight="normal" style:font-size-asian="12pt" style:font-weight-asian="normal" style:font-size-complex="12pt" style:font-weight-complex="normal"/>
    </style:style>
    <style:style style:name="T8" style:family="text">
      <style:text-properties fo:color="#000000" style:font-name="Arial" fo:font-size="22pt" style:font-size-asian="22pt" style:font-size-complex="22pt"/>
    </style:style>
    <style:style style:name="T9" style:family="text">
      <style:text-properties fo:color="#000000" style:font-name="Arial" fo:font-size="14pt" fo:font-weight="bold" style:font-size-asian="14pt" style:font-weight-asian="bold" style:font-size-complex="14pt" style:font-weight-complex="bold"/>
    </style:style>
    <style:style style:name="T10" style:family="text">
      <style:text-properties fo:color="#000000" style:font-name="Arial" fo:font-size="14pt" fo:font-weight="normal" style:font-size-asian="14pt" style:font-weight-asian="normal" style:font-size-complex="14pt" style:font-weight-complex="normal"/>
    </style:style>
    <style:style style:name="T11" style:family="text">
      <style:text-properties fo:color="#000000" style:font-name="Arial1" fo:font-size="12pt" fo:font-weight="normal" style:font-size-asian="12pt" style:font-weight-asian="normal" style:font-size-complex="12pt" style:font-weight-complex="normal"/>
    </style:style>
    <style:style style:name="T12" style:family="text">
      <style:text-properties fo:color="#000000" style:font-name="Arial1" fo:font-size="12pt" fo:font-style="italic" fo:font-weight="normal" style:font-size-asian="12pt" style:font-weight-asian="normal" style:font-size-complex="12pt" style:font-weight-complex="normal"/>
    </style:style>
    <style:style style:name="T13" style:family="text">
      <style:text-properties fo:color="#000000" style:font-name="Arial" fo:font-size="12pt" fo:font-weight="normal" style:font-size-asian="12pt" style:font-weight-asian="normal" style:font-size-complex="12pt" style:font-weight-complex="normal"/>
    </style:style>
    <style:style style:name="T14" style:family="text">
      <style:text-properties fo:font-weight="bold"/>
    </style:style>
    <style:style style:name="T15" style:family="text">
      <style:text-properties style:font-name="Arial1" fo:font-size="12pt"/>
    </style:style>
    <style:style style:name="T16" style:family="text">
      <style:text-properties style:font-name="Arial1" fo:font-size="12pt" fo:language="en" fo:country="US"/>
    </style:style>
    <style:style style:name="T17" style:family="text">
      <style:text-properties style:font-name="Arial1" fo:font-size="12pt" fo:font-weight="bold"/>
    </style:style>
    <style:style style:name="T1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Arial" fo:font-size="12pt" fo:letter-spacing="normal" fo:font-style="normal" fo:font-weight="normal" fo:background-color="#ffffff" style:font-size-asian="12pt" style:font-weight-asian="normal" style:font-size-complex="12pt" style:font-weight-complex="normal"/>
    </style:style>
    <style:style style:name="T20" style:family="text">
      <style:text-properties fo:font-variant="normal" fo:text-transform="none" fo:color="#000000" style:font-name="Arial" fo:font-size="12pt" fo:letter-spacing="normal" fo:font-style="normal" fo:font-weight="bold" fo:background-color="#ffffff" style:font-size-asian="12pt" style:font-weight-asian="bold" style:font-size-complex="12pt" style:font-weight-complex="bold"/>
    </style:style>
    <style:style style:name="T21" style:family="text">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style:font-name="Lato" fo:font-size="13.5pt" fo:letter-spacing="normal" fo:font-style="normal" fo:font-weight="normal" style:font-size-asian="12pt" style:font-weight-asian="normal" style:font-size-complex="12pt" style:font-weight-complex="normal"/>
    </style:style>
    <style:style style:name="T24"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141412" style:font-name="Arial"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141412" style:font-name="Arial" fo:font-size="12pt" fo:letter-spacing="normal" fo:font-style="normal" fo:font-weight="bold" style:font-size-asian="12pt" style:font-size-complex="12pt"/>
    </style:style>
    <style:style style:name="T28" style:family="text">
      <style:text-properties fo:font-variant="normal" fo:text-transform="none" fo:color="#141412" style:font-name="Source Sans Pro" fo:font-size="12pt" fo:letter-spacing="normal" fo:font-style="normal" fo:font-weight="bold" style:font-size-asian="12pt" style:font-size-complex="12pt"/>
    </style:style>
    <style:style style:name="T29" style:family="text">
      <style:text-properties fo:font-variant="normal" fo:text-transform="none" fo:color="#141412" style:font-name="Source Sans Pro"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1a1b1b" style:font-name="arial1"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565555" style:font-name="Lucida Grande" fo:font-size="9.75pt" fo:letter-spacing="normal" fo:font-style="normal" fo:font-weight="normal" style:font-size-asian="12pt" style:font-weight-asian="normal" style:font-size-complex="12pt" style:font-weight-complex="normal"/>
    </style:style>
    <style:style style:name="T32" style:family="text">
      <style:text-properties fo:font-variant="normal" fo:text-transform="none" style:font-name="arial1"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fo:margin-left="0.318cm" fo:margin-right="0.318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table-cell table:style-name="Tabla1.A1" office:value-type="string">
            <text:p text:style-name="P1"><text:span text:style-name="Fuente_20_de_20_párrafo_20_predeter."><text:span text:style-name="T1"/></text:span></text:p>
            <text:p text:style-name="P2"/>
            <text:p text:style-name="P2"/>
          </table:table-cell>
          <table:table-cell table:style-name="Tabla1.B1" table:number-columns-spanned="2" office:value-type="string">
            <text:p text:style-name="P16"/>
            <text:p text:style-name="P16">Sistema de Gestión de la Calidad </text:p>
            <text:p text:style-name="P6"/>
          </table:table-cell>
          <table:covered-table-cell/>
        </table:table-row>
        <table:table-row>
          <table:table-cell table:style-name="Tabla1.A2" table:number-columns-spanned="2" office:value-type="string">
            <text:p text:style-name="P3"/>
            <text:p text:style-name="P4">Facultad de Ingeniería</text:p>
            <text:p text:style-name="P5"/>
          </table:table-cell>
          <table:covered-table-cell/>
          <table:table-cell table:style-name="Tabla1.C2" office:value-type="string">
            <text:p text:style-name="P5"/>
            <text:p text:style-name="P4">Laboratorio de docencia</text:p>
          </table:table-cell>
        </table:table-row>
      </table:table>
      <text:p text:style-name="Standard"/>
      <text:p text:style-name="Standard"/>
      <text:p text:style-name="P7"><text:span text:style-name="Fuente_20_de_20_párrafo_20_predeter."><text:span text:style-name="T2">Laboratorios</text:span></text:span><text:span text:style-name="Fuente_20_de_20_párrafo_20_predeter."><text:span text:style-name="T3"> de </text:span></text:span><text:span text:style-name="Fuente_20_de_20_párrafo_20_predeter."><text:span text:style-name="T2">computación</text:span></text:span></text:p>
      <text:p text:style-name="P8">salas A y B</text:p>
      <text:p text:style-name="P7"><draw:connector text:anchor-type="paragraph" draw:z-index="0" draw:name="Conector recto 114" draw:style-name="gr1" draw:type="line" svg:x1="-0.315cm" svg:y1="0.601cm" svg:x2="18.477cm" svg:y2="0.601cm" svg:d="M-316 601h18793"><text:p/></draw:connector><text:span text:style-name="Fuente_20_de_20_párrafo_20_predeter."><text:span text:style-name="T4"/></text:span></text:p>
      <table:table table:name="Tabla2" table:style-name="Tabla2">
        <table:table-column table:style-name="Tabla2.A"/>
        <table:table-column table:style-name="Tabla2.B"/>
        <table:table-row table:style-name="Tabla2.1">
          <table:table-cell table:style-name="Tabla2.A1" office:value-type="string">
            <text:p text:style-name="P9"/>
            <text:p text:style-name="P9">Profesor:</text:p>
          </table:table-cell>
          <table:table-cell table:style-name="Tabla2.B1" office:value-type="string">
            <text:p text:style-name="P11"/>
            <text:p text:style-name="P11">Karina Garcia Morales </text:p>
          </table:table-cell>
        </table:table-row>
        <table:table-row table:style-name="Tabla2.2">
          <table:table-cell table:style-name="Tabla2.A1" office:value-type="string">
            <text:p text:style-name="P9"/>
            <text:p text:style-name="P9">Asignatura:</text:p>
          </table:table-cell>
          <table:table-cell table:style-name="Tabla2.B1" office:value-type="string">
            <text:p text:style-name="P11"/>
            <text:p text:style-name="P11">Fundamentos de programación </text:p>
          </table:table-cell>
        </table:table-row>
        <table:table-row table:style-name="Tabla2.3">
          <table:table-cell table:style-name="Tabla2.A1" office:value-type="string">
            <text:p text:style-name="P9"/>
            <text:p text:style-name="P9">Grupo:</text:p>
          </table:table-cell>
          <table:table-cell table:style-name="Tabla2.B1" office:value-type="string">
            <text:p text:style-name="P11"/>
            <text:p text:style-name="P11">21</text:p>
          </table:table-cell>
        </table:table-row>
        <table:table-row table:style-name="Tabla2.1">
          <table:table-cell table:style-name="Tabla2.A1" office:value-type="string">
            <text:p text:style-name="P9"/>
            <text:p text:style-name="P9">No de Práctica(s):</text:p>
          </table:table-cell>
          <table:table-cell table:style-name="Tabla2.B1" office:value-type="string">
            <text:p text:style-name="P11"/>
            <text:p text:style-name="P11">1</text:p>
          </table:table-cell>
        </table:table-row>
        <table:table-row table:style-name="Tabla2.3">
          <table:table-cell table:style-name="Tabla2.A1" office:value-type="string">
            <text:p text:style-name="P9"/>
            <text:p text:style-name="P9">Integrante(s):</text:p>
          </table:table-cell>
          <table:table-cell table:style-name="Tabla2.B1" office:value-type="string">
            <text:p text:style-name="P11"/>
            <text:p text:style-name="P11">Navarrete Martínez Kevin Fernando </text:p>
          </table:table-cell>
        </table:table-row>
        <table:table-row table:style-name="Tabla2.6">
          <table:table-cell table:style-name="Tabla2.A1" office:value-type="string">
            <text:p text:style-name="P12">No. de Equipo de cómputo empleado:</text:p>
          </table:table-cell>
          <table:table-cell table:style-name="Tabla2.B1" office:value-type="string">
            <text:p text:style-name="P11"/>
            <text:p text:style-name="P11">-</text:p>
          </table:table-cell>
        </table:table-row>
        <table:table-row table:style-name="Tabla2.7">
          <table:table-cell table:style-name="Tabla2.A1" office:value-type="string">
            <text:p text:style-name="P12"/>
            <text:p text:style-name="P12">No. de Lista o Brigada:</text:p>
          </table:table-cell>
          <table:table-cell table:style-name="Tabla2.B1" office:value-type="string">
            <text:p text:style-name="P11"/>
            <text:p text:style-name="P11">36</text:p>
          </table:table-cell>
        </table:table-row>
        <table:table-row table:style-name="Tabla2.8">
          <table:table-cell table:style-name="Tabla2.A1" office:value-type="string">
            <text:p text:style-name="P9"/>
            <text:p text:style-name="P9">Semestre:</text:p>
          </table:table-cell>
          <table:table-cell table:style-name="Tabla2.B1" office:value-type="string">
            <text:p text:style-name="P11"/>
            <text:p text:style-name="P11">1ro</text:p>
          </table:table-cell>
        </table:table-row>
        <table:table-row table:style-name="Tabla2.9">
          <table:table-cell table:style-name="Tabla2.A1" office:value-type="string">
            <text:p text:style-name="P9"/>
            <text:p text:style-name="P10"><text:span text:style-name="Fuente_20_de_20_párrafo_20_predeter."><text:span text:style-name="T5">Fecha de entrega:</text:span></text:span></text:p>
          </table:table-cell>
          <table:table-cell table:style-name="Tabla2.B1" office:value-type="string">
            <text:p text:style-name="P11"/>
            <text:p text:style-name="P11">20 de agosto del 2019</text:p>
          </table:table-cell>
        </table:table-row>
        <table:table-row table:style-name="Tabla2.10">
          <table:table-cell table:style-name="Tabla2.A1" office:value-type="string">
            <text:p text:style-name="P9"/>
            <text:p text:style-name="P10"><text:span text:style-name="Fuente_20_de_20_párrafo_20_predeter."><text:span text:style-name="T5">Ob</text:span></text:span><text:span text:style-name="Fuente_20_de_20_párrafo_20_predeter."><text:span text:style-name="T5">s</text:span></text:span><text:span text:style-name="Fuente_20_de_20_párrafo_20_predeter."><text:span text:style-name="T5">ervaciones:</text:span></text:span></text:p>
          </table:table-cell>
          <table:table-cell table:style-name="Tabla2.B1" office:value-type="string">
            <text:p text:style-name="P11"/>
            <text:p text:style-name="P11"/>
          </table:table-cell>
        </table:table-row>
        <table:table-row table:style-name="Tabla2.11">
          <table:table-cell table:style-name="Tabla2.A1" office:value-type="string">
            <text:p text:style-name="P10"/>
          </table:table-cell>
          <table:table-cell table:style-name="Tabla2.B1" office:value-type="string">
            <text:p text:style-name="P11"/>
          </table:table-cell>
        </table:table-row>
      </table:table>
      <text:p text:style-name="Standard"/>
      <text:p text:style-name="Standard"/>
      <text:p text:style-name="Standard"><text:span text:style-name="Fuente_20_de_20_párrafo_20_predeter."><text:span text:style-name="T6"><text:tab/><text:tab/><text:tab/><text:tab/><text:tab/>CALIFICACIÓN: __________</text:span></text:span></text:p>
      <text:p text:style-name="P7"><text:span text:style-name="Fuente_20_de_20_párrafo_20_predeter."><text:span text:style-name="T8">Sistema de Gestión de la Calidad </text:span></text:span></text:p>
      <text:p text:style-name="P7"><text:soft-page-break/><text:span text:style-name="Fuente_20_de_20_párrafo_20_predeter."><text:span text:style-name="T8"/></text:span></text:p>
      <text:p text:style-name="Standard"><text:span text:style-name="Fuente_20_de_20_párrafo_20_predeter."><text:span text:style-name="T9">OBJETIVO(S):</text:span></text:span></text:p>
      <text:p text:style-name="Standard"><text:span text:style-name="Fuente_20_de_20_párrafo_20_predeter."><text:span text:style-name="T7"/></text:span></text:p>
      <text:p text:style-name="Standard"><text:span text:style-name="Fuente_20_de_20_párrafo_20_predeter."><text:span text:style-name="T7">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 </text:span></text:span></text:p>
      <text:p text:style-name="Standard"><text:span text:style-name="Fuente_20_de_20_párrafo_20_predeter."><text:span text:style-name="T7"/></text:span></text:p>
      <text:p text:style-name="Standard"><text:span text:style-name="Fuente_20_de_20_párrafo_20_predeter."><text:span text:style-name="T9">DESARROLLO DE LA PRÁCTICA</text:span></text:span><text:span text:style-name="Fuente_20_de_20_párrafo_20_predeter."><text:span text:style-name="T10">:</text:span></text:span></text:p>
      <text:p text:style-name="Standard"><text:span text:style-name="Fuente_20_de_20_párrafo_20_predeter."><text:span text:style-name="T10"/></text:span></text:p>
      <text:p text:style-name="P19"><text:span text:style-name="Fuente_20_de_20_párrafo_20_predeter."><text:span text:style-name="T11">Al inicio de la práctica, la maestra nos explicó cómo funcionaban los controles de versiones, sus tipos y una pequeña diferencia entre ellos, también abordamos el tema de los repositorios, el cual es un tema de una larga extensión.</text:span></text:span></text:p>
      <text:p text:style-name="P20">Control Versiones<text:line-break/>Un controlador de versiones es un sistema el cual lleva a cabo el registro de los cambios sobre uno o más archivos (sin importar el tipo de archivos) a lo largo del tiempo. </text:p>
      <text:p text:style-name="P20">Repositorio</text:p>
      <text:p text:style-name="P20">Un repositorio es el directorio de trabajo usado para organizar un proyecto, aquí se encuentran todos los archivos que integran nuestro proyecto, y en el caso de Git, todos los archivos necesarios para llevar acabo el control de versiones.</text:p>
      <text:p text:style-name="P20">Nos explicó que íbamos a trabajar en una plataforma la cual se llama Github, esta se encarga del almacenamiento para control de versiones y colaboración. Este se encarga de almacenar los repositorios, también nos da algunas herramientas para mejor el proyecto y/o trabajo. </text:p>
      <text:p text:style-name="P20">Después de eso pasamos al tema de Almacenamiento en la nube, esto es un modelo de servidor que guarda, administra y respalda, ciertos documentos, algunos de los espacios que se encargan de esto son: Google Drive, SkyDrive, iCloud o Dropbox son algunos espacios de almacenamiento en la nube. Además, Google Drive (Google) y SkyDrive (Outlook), cuentan con las herramientas básicas pero muy eficientes. Para entender mejor esto, nos pidió que abriéramos nuestras cuentas de Gmail y de Outlook, nos mencionó que si no teníamos, la tendríamos que crear porque íbamos a estar trabajando con ellas. </text:p>
      <text:p text:style-name="P20">Google Drive cuenta con una aplicación llamada Google Forms donde tiene el uso de formularios, una de las actividades fue hacer un formulario y compartirlo con nuestros compañeros, el formulario fue así:</text:p>
      <text:p text:style-name="P20"><draw:frame draw:style-name="fr1" draw:name="gráficos1" text:anchor-type="paragraph" svg:x="1.365cm" svg:y="0cm" svg:width="10.703cm" svg:height="7.922cm" draw:z-index="1"><draw:image xlink:href="Pictures/2000000B0000409700003A4F50818FC9.svm" xlink:type="simple" xlink:show="embed" xlink:actuate="onLoad"/></draw:frame>Figura 1. Ejemplo de Formulario.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8"><text:span text:style-name="T15">Además de que nos muestra las respuesta de forma individual, nos las de en un resumen, el cual es una pequeña gráfica.</text:span></text:p>
      <text:p text:style-name="P17"><draw:frame draw:style-name="fr1" draw:name="gráficos2" text:anchor-type="paragraph" svg:x="0.649cm" svg:y="0.025cm" svg:width="9.435cm" svg:height="9.643cm" draw:z-index="2"><draw:image xlink:href="Pictures/2000000B0000414700004F43A0E66E1A.svm" xlink:type="simple" xlink:show="embed" xlink:actuate="onLoad"/></draw:frame>Figura 2. Muestra de gráfic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17">Después de que términos de contestar las encuestas de nuestros compañeros, la maestra nos hizo una pregunta muy común, ¿Un lugar que me guste mucho? Nos pidió que pensáramos y que buscáramos ese lugar en Google Maps, la cual es una aplicación para dar una ubicación exacta. Para esta actividad íbamos hacer uso de One Note, una aplicación de Microsoft que es muy útil para realizar apuntes como si fuera una libreta de papel. </text:p>
      <text:p text:style-name="P17">Esta aplicación fue utilizada para encerrar el lugar que nos guste mucho, así fue como quedo. </text:p>
      <text:p text:style-name="P18"><draw:frame draw:style-name="fr4" draw:name="gráficos3" text:anchor-type="paragraph" svg:x="0.108cm" svg:y="-0.208cm" svg:width="13.399cm" svg:height="9.405cm" draw:z-index="13"><draw:image xlink:href="Pictures/2000000B0000561300003FAFA5D31606.svm" xlink:type="simple" xlink:show="embed" xlink:actuate="onLoad"/></draw:frame> <text:line-break/><text:span text:style-name="T15">Figura 3. One Note.</text:span></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8"><text:soft-page-break/><text:span text:style-name="T15">Después de concluir con estas aplicaciones, empezamos con las búsquedas en internet, son aplicaciones informáticas que rastrean la red de redes (Internet) catalogando, clasificando y organizando información, para poder mostrarla en el navegador. Este rastreo de información se realiza a través de algoritmos propios de cada buscador, estos son los más comunes: Yahoo utiliza WebRank,</text:span> <text:span text:style-name="T15">Live Search utiliza un algoritmo más específico y Google utilizar el llamado PageRank. Las búsquedas que realizamos fueron en Google.</text:span></text:p>
      <text:p text:style-name="P17">La primera búsqueda en internet fue imágenes de c or c# -c++, donde <text:span text:style-name="T14">or</text:span> indica que debe contener una palabra u otra, <text:span text:style-name="T14">- </text:span>indica la palabra que no debe contener, los resultados que nos arrogaron fueron estos.</text:p>
      <text:p text:style-name="P18"><draw:frame draw:style-name="fr2" draw:name="gráficos6" text:anchor-type="as-char" svg:width="16.161cm" svg:height="7.754cm" draw:z-index="3"><draw:image xlink:href="Pictures/2000000B0000580000002B26730B5E94.svm" xlink:type="simple" xlink:show="embed" xlink:actuate="onLoad"/></draw:frame><text:line-break/><text:span text:style-name="T16">Figura 4. c or c# -c++</text:span></text:p>
      <text:p text:style-name="P17">La siguiente búsqueda fue “Lengua de programación”, donde las comillas al inicio y al final de la búsqueda indican que sólo se deben buscar páginas que contengan exactamente dichas palabras.</text:p>
      <text:p text:style-name="P18"><draw:frame draw:style-name="fr2" draw:name="gráficos7" text:anchor-type="as-char" svg:width="16.215cm" svg:height="9.463cm" draw:z-index="4"><draw:image xlink:href="Pictures/2000000B000054D50000381BC3C2BA9F.svm" xlink:type="simple" xlink:show="embed" xlink:actuate="onLoad"/></draw:frame><text:line-break/><text:span text:style-name="T15">Figura 5. “Lenguaje de programación” </text:span></text:p>
      <text:p text:style-name="P18"><text:span text:style-name="T15"/></text:p>
      <text:p text:style-name="P17"><text:soft-page-break/>Continuamos buscando y fue +El lenguaje de programación, donde el símbolo <text:span text:style-name="T14">+ </text:span>sirve para que la búsqueda se agregue la palabra y encuentre paginas donde la incluyan. Nos arrojó estos resultados. </text:p>
      <text:p text:style-name="P18"><draw:frame draw:style-name="fr2" draw:name="gráficos8" text:anchor-type="as-char" svg:width="13.388cm" svg:height="8.837cm" draw:z-index="5"><draw:image xlink:href="Pictures/2000000B000045AF00002DC45D48F4A9.svm" xlink:type="simple" xlink:show="embed" xlink:actuate="onLoad"/></draw:frame><text:line-break/><text:span text:style-name="T15">Figura 6. +El lenguaje de programación </text:span></text:p>
      <text:p text:style-name="P17">Empezamos con búsqueda de comandos, la primera búsqueda fue define:programación estructurada, donde <text:span text:style-name="T14">define </text:span>se agrega cuando quieres saber el significado de una palabra.</text:p>
      <text:p text:style-name="P18"> </text:p>
      <text:p text:style-name="P18"><draw:frame draw:style-name="fr3" draw:name="gráficos9" text:anchor-type="paragraph" svg:width="12.358cm" svg:height="8.883cm" draw:z-index="6"><draw:image xlink:href="Pictures/2000000B0000392700002A75768F4021.svm" xlink:type="simple" xlink:show="embed" xlink:actuate="onLoad"/></draw:frame></text:p>
      <text:p text:style-name="P17">Figura 7. Define:programación estructurad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pan text:style-name="T15">La segunda búsqueda fue site:unam.mx </text:span>~<text:span text:style-name="T15">deportes 2016..2019, donde </text:span><text:span text:style-name="T14">~</text:span> <text:span text:style-name="T15">indica que encuentre cosas relacionadas con una palabra y </text:span><text:span text:style-name="T17">.. </text:span><text:span text:style-name="T15">sirve para buscar en un intervalo de números, en este caso de años.</text:span></text:p>
      <text:p text:style-name="P18"><draw:frame draw:style-name="fr2" draw:name="gráficos10" text:anchor-type="as-char" svg:width="12.091cm" svg:height="7.99cm" draw:z-index="7"><draw:image xlink:href="Pictures/2000000B00003ECD0000297ECF5D8CEC.svm" xlink:type="simple" xlink:show="embed" xlink:actuate="onLoad"/></draw:frame><text:line-break/> <text:span text:style-name="T15">Figura 8. site:unam.mx </text:span>~<text:span text:style-name="T15">deportes 2016..2019.</text:span></text:p>
      <text:p text:style-name="P17">La tercera búsqueda que realizamos fue intitle:”programación en c” intext:ingeniería filetype:pdf, donde <text:span text:style-name="T14">intitle</text:span>, se encarga de encontrar páginas con ese título, i<text:span text:style-name="T14">ntext</text:span>, se usa para restringir y <text:span text:style-name="T14">filetype</text:span>, se encarga de buscar el tipo de documento.</text:p>
      <text:p text:style-name="P13"><draw:frame draw:style-name="fr4" draw:name="gráficos4" text:anchor-type="paragraph" svg:x="0.914cm" svg:y="0.12cm" svg:width="14.672cm" svg:height="8.378cm" draw:z-index="14"><draw:image xlink:href="Pictures/2000000B000038770000297EC28E1513.svm" xlink:type="simple" xlink:show="embed" xlink:actuate="onLoad"/></draw:frame><text:span text:style-name="T15"><text:line-break/><text:line-break/><text:line-break/><text:line-break/><text:line-break/><text:line-break/><text:line-break/><text:line-break/><text:line-break/><text:line-break/><text:line-break/><text:line-break/><text:line-break/><text:line-break/><text:line-break/><text:line-break/><text:line-break/>Figura 9. intitle:”programación en c” intext:ingeniería filetype:pdf</text:span></text:p>
      <text:p text:style-name="P18"><text:line-break/></text:p>
      <text:p text:style-name="P18"/>
      <text:p text:style-name="P18"/>
      <text:p text:style-name="P18"/>
      <text:p text:style-name="P18"><text:soft-page-break/></text:p>
      <text:p text:style-name="P17">En google también ofrece realizar diversas operaciones dentro de la barra de búsqueda simplemente agregando la ecuación en dicho campo. Hicimos dos búsquedas y la primera fue. </text:p>
      <text:p text:style-name="P18"><draw:frame draw:style-name="fr2" draw:name="gráficos12" text:anchor-type="as-char" svg:width="12.383cm" svg:height="9.499cm" draw:z-index="15"><draw:image xlink:href="Pictures/2000000B0000402D0000315AF5CE10B4.svm" xlink:type="simple" xlink:show="embed" xlink:actuate="onLoad"/></draw:frame><text:line-break/><text:span text:style-name="T15">Figura 10. </text:span></text:p>
      <text:p text:style-name="P17">La segunda que realizamos fue de trigonometría. </text:p>
      <text:p text:style-name="P18"><draw:frame draw:style-name="fr1" draw:name="gráficos13" text:anchor-type="paragraph" svg:x="-0.018cm" svg:y="-0.034cm" svg:width="12.991cm" svg:height="9.499cm" draw:z-index="8"><draw:image xlink:href="Pictures/2000000B0000439F0000315A51383DB8.svm" xlink:type="simple" xlink:show="embed" xlink:actuate="onLoad"/></draw:frame><text:span text:style-name="T15"><text:line-break/><text:line-break/><text:line-break/><text:line-break/><text:line-break/><text:line-break/><text:line-break/><text:line-break/><text:line-break/><text:line-break/></text:span></text:p>
      <text:p text:style-name="P17"/>
      <text:p text:style-name="P17"><text:line-break/><text:line-break/><text:line-break/><text:line-break/><text:line-break/><text:line-break/><text:line-break/>Figura 11.</text:p>
      <text:p text:style-name="P18"/>
      <text:p text:style-name="P18"/>
      <text:p text:style-name="P18"/>
      <text:p text:style-name="P18"/>
      <text:p text:style-name="P17"><text:soft-page-break/>El buscador de Google también se puede utilizar para convertidor de unidades, para ellos realizamos dos pequeñas conversiones, la primera fue de grados centígrados a Fahrenheit.</text:p>
      <text:p text:style-name="P18"><draw:frame draw:style-name="fr2" draw:name="gráficos14" text:anchor-type="as-char" svg:width="12.197cm" svg:height="9.313cm" draw:z-index="9"><draw:image xlink:href="Pictures/2000000B00003F5A0000303FC6FB9645.svm" xlink:type="simple" xlink:show="embed" xlink:actuate="onLoad"/></draw:frame><text:line-break/><text:span text:style-name="T15">Figura 12. 80 grados centígrados a Fahrenheit </text:span></text:p>
      <text:p text:style-name="P17">La segunda que realizamos fue de dólares a pesos mexicanos. </text:p>
      <text:p text:style-name="P18"><draw:frame draw:style-name="fr2" draw:name="gráficos15" text:anchor-type="as-char" svg:width="13.573cm" svg:height="9.419cm" draw:z-index="12"><draw:image xlink:href="Pictures/2000000B00004683000030CCC1090C6D.svm" xlink:type="simple" xlink:show="embed" xlink:actuate="onLoad"/></draw:frame> <text:line-break/><text:span text:style-name="T15">Figura 13. 1000 dólares a pesos mexicanos. </text:span></text:p>
      <text:p text:style-name="P18"><text:span text:style-name="T15"/></text:p>
      <text:p text:style-name="P18"><text:span text:style-name="T15"/></text:p>
      <text:p text:style-name="P18"><text:span text:style-name="T15"/></text:p>
      <text:p text:style-name="P18"><text:span text:style-name="T15"/></text:p>
      <text:p text:style-name="P18"><text:span text:style-name="T15"/></text:p>
      <text:p text:style-name="P17"><text:soft-page-break/>Google también ofrece graficas 2D y 3D, solo necesitas insertar la función en la barra de búsqueda, incluso puedes asignarle un intervalo, la primera que buscamos fue en 2D y nos arrojó esto. </text:p>
      <text:p text:style-name="P18"><draw:frame draw:style-name="fr2" draw:name="gráficos16" text:anchor-type="as-char" svg:width="15.385cm" svg:height="9.592cm" draw:z-index="10"><draw:image xlink:href="Pictures/2000000B00004B550000315A40E66B35.svm" xlink:type="simple" xlink:show="embed" xlink:actuate="onLoad"/></draw:frame><text:line-break/><text:span text:style-name="T15">Figura 14. Grafica 2D</text:span></text:p>
      <text:p text:style-name="P17">La segunda fue en 3D y nos mostró algo así. </text:p>
      <text:p text:style-name="P18"><draw:frame draw:style-name="fr2" draw:name="gráficos17" text:anchor-type="as-char" svg:width="15.524cm" svg:height="10.432cm" draw:z-index="11"><draw:image xlink:href="Pictures/2000000B000041B10000303FA24E023B.svm" xlink:type="simple" xlink:show="embed" xlink:actuate="onLoad"/></draw:frame><text:line-break/><text:span text:style-name="T15">Figura 15. Grafica 3D</text:span></text:p>
      <text:p text:style-name="P17"/>
      <text:p text:style-name="P17"/>
      <text:p text:style-name="P17"/>
      <text:p text:style-name="P17"><text:soft-page-break/></text:p>
      <text:p text:style-name="P17"/>
      <text:p text:style-name="P17">La última búsqueda que realizamos fue en Google Académico, este buscador es especializado en artículos y trabajos de investigación, enfocado en el mundo académico y la búsqueda que realizamos fue author:Hoare “quicksort” Donde el comando <text:span text:style-name="T14">author </text:span>indica que quiere buscar. </text:p>
      <text:p text:style-name="P18"><draw:frame draw:style-name="fr2" draw:name="gráficos18" text:anchor-type="as-char" svg:width="17.013cm" svg:height="11.509cm" draw:z-index="16"><draw:image xlink:href="Pictures/2000000B0000586A00003BB0A954310E.svm" xlink:type="simple" xlink:show="embed" xlink:actuate="onLoad"/></draw:frame><text:line-break/><text:span text:style-name="T15">Figura 16. Google Académico.</text:span></text:p>
      <text:p text:style-name="Standard"><text:span text:style-name="Fuente_20_de_20_párrafo_20_predeter."><text:span text:style-name="T9"/></text:span></text:p>
      <text:p text:style-name="Standard"><text:span text:style-name="Fuente_20_de_20_párrafo_20_predeter."><text:span text:style-name="T9"/></text:span></text:p>
      <text:p text:style-name="Standard"><text:span text:style-name="Fuente_20_de_20_párrafo_20_predeter."><text:span text:style-name="T9">EJERCICIOS DE TAREA:</text:span></text:span></text:p>
      <text:p text:style-name="Standard"><text:span text:style-name="Fuente_20_de_20_párrafo_20_predeter."><text:span text:style-name="T9"/></text:span></text:p>
      <text:list xml:id="list7533388303422097838" text:style-name="L2">
        <text:list-item>
          <text:p text:style-name="P14"><text:span text:style-name="Fuente_20_de_20_párrafo_20_predeter."><text:span text:style-name="T7">Realizar una búsqueda arrastrando una foto almacenada en la computadora hacia el buscador de imágenes.</text:span></text:span></text:p>
        </text:list-item>
      </text:list>
      <text:p text:style-name="Standard"><text:span text:style-name="Fuente_20_de_20_párrafo_20_predeter."><text:span text:style-name="T7"/></text:span></text:p>
      <text:p text:style-name="Text_20_body"><text:span text:style-name="Fuente_20_de_20_párrafo_20_predeter."><text:span text:style-name="T11">Los resultados que me arrojó al arrastrar mi fotografía en el buscador de imágenes fue un posible resultado similar con la palabra; </text:span></text:span><text:a xlink:type="simple" xlink:href="https://www.google.com/search?hl=es-MX&amp;q=gentleman&amp;sa=X&amp;ved=0ahUKEwjN7I7s-Y3kAhVDPawKHRPQBzoQvQ4ILSgA" text:style-name="Internet_20_link" text:visited-style-name="Visited_20_Internet_20_Link"><text:span text:style-name="Fuente_20_de_20_párrafo_20_predeter."><text:span text:style-name="T12">gentleman</text:span></text:span></text:a><text:span text:style-name="Fuente_20_de_20_párrafo_20_predeter."><text:span text:style-name="T11">. Esta palabra significa: Hombre de aspecto elegante y cuidado, modales distinguidos y exquisita educación.</text:span></text:span></text:p>
      <text:p text:style-name="P22">Además de ello, me arrojó fotografías de hombres y mujeres similares a la mía, en parques, bancas incluso en bosques. Por ultimo me dio una similitud con una página de “El valor de la elegancia” la cual es como una tienda de ropa, accesorios, restaurantes, vinos y estilos. </text:p>
      <text:p text:style-name="P22">En lo particular, siento que me mostró esos resultados porque mi fotografía fue en una jardinera de CCH lo cual tiene áreas verdes y una pose muy natural. </text:p>
      <text:p text:style-name="P19"/>
      <text:p text:style-name="Standard"><text:span text:style-name="Fuente_20_de_20_párrafo_20_predeter."><text:span text:style-name="T7"/></text:span></text:p>
      <text:p text:style-name="Standard"><text:span text:style-name="Fuente_20_de_20_párrafo_20_predeter."><text:span text:style-name="T7"/></text:span></text:p>
      <text:p text:style-name="Standard"><text:span text:style-name="Fuente_20_de_20_párrafo_20_predeter."><text:span text:style-name="T7"/></text:span></text:p>
      <text:p text:style-name="Standard"><text:soft-page-break/><text:span text:style-name="Fuente_20_de_20_párrafo_20_predeter."><text:span text:style-name="T7"/></text:span></text:p>
      <text:p text:style-name="Standard"><text:span text:style-name="Fuente_20_de_20_párrafo_20_predeter."><text:span text:style-name="T7"/></text:span></text:p>
      <text:list xml:id="list25400708" text:continue-numbering="true" text:style-name="L2">
        <text:list-item>
          <text:p text:style-name="P14"><text:span text:style-name="Fuente_20_de_20_párrafo_20_predeter."><text:span text:style-name="T18">Realiza una investigación a cerca de alojamiento en la nube ventajas y desventajas(comparar mínimo tres opciones)</text:span></text:span><text:span text:style-name="Fuente_20_de_20_párrafo_20_predeter."><text:span text:style-name="T7"> </text:span></text:span></text:p>
        </text:list-item>
      </text:list>
      <text:p text:style-name="Standard"><text:span text:style-name="Fuente_20_de_20_párrafo_20_predeter."><text:span text:style-name="T7"/></text:span></text:p>
      <text:p text:style-name="Text_20_body"><text:span text:style-name="Fuente_20_de_20_párrafo_20_predeter."><text:span text:style-name="T18">Las mayores ventajas en el uso personal de espacios de almacenamiento serían:</text:span></text:span></text:p>
      <text:p text:style-name="Text_20_body"><text:span text:style-name="Strong_20_Emphasis"><text:span text:style-name="T18">-</text:span></text:span><text:span text:style-name="T18">Acceso desde cualquier sitio y con varios dispositivos y cualquier ubicación geográfica.<text:line-break/></text:span><text:span text:style-name="Strong_20_Emphasis"><text:span text:style-name="T18">-</text:span></text:span><text:span text:style-name="T18">Ahorro tanto en software y hardware como en mantenimiento técnico.<text:line-break/>-</text:span><text:span text:style-name="Strong_20_Emphasis"><text:span text:style-name="T29">Aplicaciones compartidas más económicas.</text:span></text:span><text:span text:style-name="T18"> </text:span></text:p>
      <text:p text:style-name="P24"/>
      <text:p text:style-name="P23"><text:span text:style-name="T18">Y las grandes desventajas serían:</text:span></text:p>
      <text:p text:style-name="P23"><text:span text:style-name="Strong_20_Emphasis"><text:span text:style-name="T18">-</text:span></text:span><text:span text:style-name="T18">Falta de seguridad y privacidad.</text:span></text:p>
      <text:p text:style-name="P23"><text:span text:style-name="Strong_20_Emphasis"><text:span text:style-name="T18">-</text:span></text:span><text:span text:style-name="T18">Sin Internet no hay nube (en algunos servidores)<text:line-break/>-</text:span><text:span text:style-name="Strong_20_Emphasis"><text:span text:style-name="T29">Conflictos de propiedad intelectual.</text:span></text:span><text:span text:style-name="T18"> </text:span></text:p>
      <text:p text:style-name="Standard"><text:span text:style-name="Fuente_20_de_20_párrafo_20_predeter."><text:span text:style-name="T7"/></text:span></text:p>
      <text:list xml:id="list25401902" text:continue-numbering="true" text:style-name="L2">
        <text:list-item>
          <text:p text:style-name="P15"><text:span text:style-name="T22">Indica las características, ventajas y desventajas de por lo menos tres servidores de correo</text:span> </text:p>
        </text:list-item>
      </text:list>
      <text:p text:style-name="Standard"><text:span text:style-name="Fuente_20_de_20_párrafo_20_predeter."><text:span text:style-name="T7"/></text:span></text:p>
      <text:p text:style-name="Text_20_body"><text:span text:style-name="Strong_20_Emphasis"><text:span text:style-name="T28">Google Drive, </text:span></text:span><text:span text:style-name="T29">es un servicio de alojamiento de archivos asociado por Google como reemplazo de Google Docs. Los usuarios cuenta con un espacio gratuito para almacenar sus archivos que puede ser ampliado mediante diferentes planes de pago.Con acceso a través del sitio web desde ordenadores o desde aplicaciones para Android e IOS, ademas de ello es muy practico, flexible, eficaz y simple.</text:span></text:p>
      <text:p text:style-name="Text_20_body"><text:span text:style-name="T18">Ventajas: </text:span><text:span text:style-name="Strong_20_Emphasis"><text:span text:style-name="T18">Te puedes conectar desde cualquier lugar con internet, dispone de distintas aplicaciones, permite el trabajo colaborativo, no necesita ningún tipo de mantenimiento y a</text:span></text:span><text:span text:style-name="Strong_20_Emphasis"><text:span text:style-name="T23">lmacenamiento escalable</text:span></text:span><text:span text:style-name="Strong_20_Emphasis"><text:span text:style-name="T18">. </text:span></text:span></text:p>
      <text:p text:style-name="Text_20_body"><text:span text:style-name="Strong_20_Emphasis"><text:span text:style-name="T18">Desventajas: Necesitas una cuenta de Gmail forzosamente y obligatoriamente necesitas conexión a internet. </text:span></text:span></text:p>
      <text:p text:style-name="Text_20_body"><text:span text:style-name="Strong_20_Emphasis"><text:span text:style-name="T27">Icloud, </text:span></text:span><text:span text:style-name="Strong_20_Emphasis"><text:span text:style-name="T26">plataforma desarrollado por Apple que ofrece servicio a los clientes de IOS. Se trata de una plataforma para editar y compartir documentos y permitir a los usuarios almacenar datos para luego poder acceder a ellos desde cualquiera de sus dispositivos.</text:span></text:span></text:p>
      <text:p text:style-name="Text_20_body"><text:span text:style-name="Strong_20_Emphasis"><text:span text:style-name="T26"/></text:span></text:p>
      <text:p text:style-name="Text_20_body"><text:span text:style-name="Fuente_20_de_20_párrafo_20_predeter."><text:span text:style-name="T7">Ventajas: Se puede </text:span></text:span><text:span text:style-name="Fuente_20_de_20_párrafo_20_predeter."><text:span text:style-name="T30">descargar canciones desde tu ordenador y estas quedarán guardadas en iCloud para que posteriormente puedas escucharlas desde tu iPhone, iPad o iPod Touch, Al acceder ya contarás con 5 GB de espacio gratuitos, sin contar el almacenamiento de fotos, música y aplicaciones.</text:span></text:span></text:p>
      <text:p text:style-name="Text_20_body"><text:span text:style-name="Fuente_20_de_20_párrafo_20_predeter."><text:span text:style-name="T25">Desventajas: De acuerdo a sus desarrolladores, iCloud se encuentra en estado alfa, y es probable que encuentres varios bugs en el camino, si bien iCloud intenta minimizar el uso de banda ancha, cargar un archivo al sistema depende de la velocidad de subida de la conexión, la cual en muchos casos suele ser problemática y iCloud suele ser mas facil cuando tienes un disposito de Apple, de lo contrario tienes mas disficultades. </text:span></text:span></text:p>
      <text:p text:style-name="Text_20_body"><text:span text:style-name="Strong_20_Emphasis"><text:span text:style-name="T20">Dropbox</text:span></text:span><text:span text:style-name="Strong_20_Emphasis"><text:span text:style-name="T19">, </text:span></text:span><text:span text:style-name="Fuente_20_de_20_párrafo_20_predeter."><text:span text:style-name="T18">es el servicio de referencia. Ofrece 2 Gbytes gratuitos, ampliables mediante recomendación de usuarios y es compatible con Windows, Linux y Mac y los sistemas operativos </text:span></text:span><text:soft-page-break/><text:span text:style-name="Fuente_20_de_20_párrafo_20_predeter."><text:span text:style-name="T18">móviles más populares. </text:span></text:span></text:p>
      <text:p text:style-name="Text_20_body"><text:span text:style-name="Fuente_20_de_20_párrafo_20_predeter."><text:span text:style-name="T18">Ventajas: Se pueden subir y guardar achivos de cualquier formato y tamaño, puedes invitar a mas ususarios a unirse a tu cuenta y tiene un disco duro virtual donde se puede trabajar desde cualquier pc.</text:span></text:span></text:p>
      <text:p text:style-name="Text_20_body"><text:span text:style-name="Fuente_20_de_20_párrafo_20_predeter."><text:span text:style-name="T18">Desventajas: Solo se puede sincronizar lo que se encuentre dentro de la carpeta que se crea de forma automatica llamada "MY DROPBOX" y lamentablemente cuando se comparten archivos no se debe trabajar en el mismo al mismo tiempo ya que crea conflicto y se duplica el archivo.</text:span></text:span></text:p>
      <text:p text:style-name="Text_20_body"><text:span text:style-name="Fuente_20_de_20_párrafo_20_predeter."><text:span text:style-name="T21">CONCLUSIONES.</text:span></text:span></text:p>
      <text:p text:style-name="Text_20_body"><text:span text:style-name="Fuente_20_de_20_párrafo_20_predeter."><text:span text:style-name="T24">Podemos concluir que el almacenamiento de la nube pude ser muy útil, en lo personal, yo uso Google Drive como prioridad, iCloud no es tan eficaz ni practico de utilizar, además de ellos la mayoría de la gente utiliza Google Drive y así es más fácil interactuar, hacer trabajos y compartir información. </text:span></text:span></text:p>
      <text:p text:style-name="P25">Esta práctica me ayudo personalmente a descubrir algunas herramientas de software, me ayudo a conocer más sobre ello, las actividades realizadas ayudaron más.</text:p>
      <text:p text:style-name="P21"/>
      <text:p text:style-name="Text_20_body"><text:span text:style-name="Fuente_20_de_20_párrafo_20_predeter."><text:span text:style-name="T18"/></text:span></text:p>
      <text:p text:style-name="Text_20_body"><text:span text:style-name="Fuente_20_de_20_párrafo_20_predeter."><text:span text:style-name="T31"/></text:span></text:p>
      <text:p text:style-name="Text_20_body"><text:span text:style-name="Fuente_20_de_20_párrafo_20_predeter."><text:span text:style-name="T31"/></text:span></text:p>
      <text:p text:style-name="Text_20_body"><text:span text:style-name="Fuente_20_de_20_párrafo_20_predeter."><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2" svg:font-family="Arial, Tahoma, Helvetica, FreeSans, sans-serif"/>
    <style:font-face style:name="Arial1" svg:font-family="Arial, sans-serif"/>
    <style:font-face style:name="Lato" svg:font-family="Lato, Arial, 'Helvetica Neue', Helvetica, sans-serif"/>
    <style:font-face style:name="Lato1" svg:font-family="Lato, Arial, Helvetica, sans-serif"/>
    <style:font-face style:name="Lucida Grande" svg:font-family="'Lucida Grande', 'Lucida Sans Unicode', Arial, sans-serif"/>
    <style:font-face style:name="Open Sans" svg:font-family="'Open Sans', Helvetica, Arial, Lucida, sans-serif"/>
    <style:font-face style:name="OpenSymbol" svg:font-family="OpenSymbol"/>
    <style:font-face style:name="Source Sans Pro" svg:font-family="'Source Sans Pro', Helvetica, sans-serif"/>
    <style:font-face style:name="arial" svg:font-family="arial, helvetica, clean, sans-serif"/>
    <style:font-face style:name="arial1" svg:font-family="arial, helvetica, sans-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Liberation Sans" style:font-size-asian="14pt" style:font-name-complex="Liberation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ambria" style:family="paragraph" style:parent-style-name="Table_20_Contents">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anya </meta:initial-creator>
    <meta:creation-date>2017-02-02T00:09:00Z</meta:creation-date>
    <dc:date>2019-08-17T05:19:29.12</dc:date>
    <meta:editing-cycles>11</meta:editing-cycles>
    <meta:editing-duration>PT1H48M43S</meta:editing-duration>
    <meta:document-statistic meta:table-count="2" meta:image-count="16" meta:object-count="0" meta:page-count="12" meta:paragraph-count="96" meta:word-count="1678" meta:character-count="10669"/>
    <meta:template xlink:type="simple" xlink:actuate="onRequest" xlink:title="" xlink:href="../caratula.odt/Normal"/>
  </office:meta>
</office:document-meta>
</file>